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: co-authors meeting, september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mail Chentelle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nter other race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Chantelles report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Veg recovery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>
            <text:p>Join Union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 to Ne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09:47:27.681802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0-06T09:53:31.006849686</dc:date>
    <meta:editing-duration>P77DT5M7S</meta:editing-duration>
    <meta:editing-cycles>145</meta:editing-cycles>
    <meta:generator>LibreOffice/4.3.7.2$Linux_X86_64 LibreOffice_project/430$Build-2</meta:generator>
    <meta:document-statistic meta:table-count="2" meta:cell-count="35" meta:object-count="0"/>
  </office:meta>
</office:document-meta>
</file>